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dbb6" draw:textarea-horizontal-align="justify" draw:textarea-vertical-align="middle" draw:auto-grow-height="false" fo:min-height="1.164cm" fo:min-width="3.036cm" loext:decorative="false"/>
      <style:paragraph-properties style:writing-mode="lr-tb"/>
    </style:style>
    <style:style style:name="gr2" style:family="graphic" style:parent-style-name="objectwithoutfill">
      <style:graphic-properties svg:stroke-color="#999999" draw:marker-end="Arrowheads_20_2" draw:marker-end-width="0.3cm" draw:fill="none" draw:textarea-vertical-align="middle" loext:decorative="false"/>
      <style:paragraph-properties style:writing-mode="lr-tb"/>
    </style:style>
    <style:style style:name="gr3" style:family="graphic" style:parent-style-name="objectwithoutfill">
      <style:graphic-properties draw:marker-end="Arrowheads_20_3" draw:marker-end-width="0.3cm" draw:fill="none" draw:textarea-vertical-align="middle" loext:decorative="false"/>
      <style:paragraph-properties style:writing-mode="lr-tb"/>
    </style:style>
    <style:style style:name="gr4" style:family="graphic" style:parent-style-name="objectwithoutfill">
      <style:graphic-properties draw:marker-end="Arrowheads_20_6" draw:marker-end-width="0.3cm" draw:fill="none" draw:textarea-vertical-align="middle" loext:decorative="false"/>
      <style:paragraph-properties style:writing-mode="lr-tb"/>
    </style:style>
    <style:style style:name="gr5" style:family="graphic" style:parent-style-name="objectwithoutfill">
      <style:graphic-properties draw:marker-end="Arrowheads_20_7" draw:marker-end-width="0.3cm" draw:fill="none" draw:textarea-vertical-align="middle" loext:decorative="false"/>
      <style:paragraph-properties style:writing-mode="lr-tb"/>
    </style:style>
    <style:style style:name="gr6" style:family="graphic" style:parent-style-name="objectwithoutfill">
      <style:graphic-properties draw:marker-end="Arrowheads_20_10" draw:marker-end-width="0.3cm" draw:fill="none" draw:textarea-vertical-align="middle" loext:decorative="false"/>
      <style:paragraph-properties style:writing-mode="lr-tb"/>
    </style:style>
    <style:style style:name="gr7" style:family="graphic" style:parent-style-name="objectwithoutfill">
      <style:graphic-properties draw:marker-end="Arrowheads_20_11" draw:marker-end-width="0.3cm" draw:fill="none" draw:textarea-vertical-align="middle" loext:decorative="false"/>
      <style:paragraph-properties style:writing-mode="lr-tb"/>
    </style:style>
    <style:style style:name="gr8" style:family="graphic" style:parent-style-name="objectwithoutfill">
      <style:graphic-properties draw:marker-end="Arrowheads_20_13" draw:marker-end-width="0.3cm" draw:fill="none" draw:textarea-vertical-align="middle" loext:decorative="false"/>
      <style:paragraph-properties style:writing-mode="lr-tb"/>
    </style:style>
    <style:style style:name="gr9" style:family="graphic" style:parent-style-name="objectwithoutfill">
      <style:graphic-properties draw:marker-end="Arrowheads_20_15" draw:marker-end-width="0.3cm" draw:fill="none" draw:textarea-vertical-align="middle" loext:decorative="false"/>
      <style:paragraph-properties style:writing-mode="lr-tb"/>
    </style:style>
    <style:style style:name="gr10" style:family="graphic" style:parent-style-name="objectwithoutfill">
      <style:graphic-properties draw:marker-end="Arrowheads_20_16" draw:marker-end-width="0.3cm" draw:fill="none" draw:textarea-vertical-align="middle" loext:decorative="false"/>
      <style:paragraph-properties style:writing-mode="lr-tb"/>
    </style:style>
    <style:style style:name="gr11" style:family="graphic" style:parent-style-name="objectwithoutfill">
      <style:graphic-properties draw:marker-end="Arrowheads_20_20" draw:marker-end-width="0.3cm" draw:fill="none" draw:textarea-vertical-align="middle" loext:decorative="false"/>
      <style:paragraph-properties style:writing-mode="lr-tb"/>
    </style:style>
    <style:style style:name="gr12" style:family="graphic" style:parent-style-name="objectwithoutfill">
      <style:graphic-properties draw:marker-end="Arrowheads_20_21" draw:marker-end-width="0.3cm" draw:fill="none" draw:textarea-vertical-align="middle" loext:decorative="false"/>
      <style:paragraph-properties style:writing-mode="lr-tb"/>
    </style:style>
    <style:style style:name="gr13" style:family="graphic" style:parent-style-name="objectwithoutfill">
      <style:graphic-properties draw:marker-end="Arrowheads_20_22" draw:marker-end-width="0.3cm" draw:fill="none" draw:textarea-vertical-align="middle" loext:decorative="false"/>
      <style:paragraph-properties style:writing-mode="lr-tb"/>
    </style:style>
    <style:style style:name="gr14" style:family="graphic" style:parent-style-name="objectwithoutfill">
      <style:graphic-properties draw:marker-end="Arrowheads_20_23" draw:marker-end-width="0.3cm" draw:fill="none" draw:textarea-vertical-align="middle" loext:decorative="false"/>
      <style:paragraph-properties style:writing-mode="lr-tb"/>
    </style:style>
    <style:style style:name="gr15" style:family="graphic" style:parent-style-name="objectwithoutfill">
      <style:graphic-properties draw:marker-end="Arrowheads_20_24" draw:marker-end-width="0.3cm" draw:fill="none" draw:textarea-vertical-align="middle" loext:decorative="false"/>
      <style:paragraph-properties style:writing-mode="lr-tb"/>
    </style:style>
    <style:style style:name="gr16" style:family="graphic" style:parent-style-name="objectwithoutfill">
      <style:graphic-properties draw:marker-end="Arrowheads_20_26" draw:marker-end-width="0.3cm" draw:fill="none" draw:textarea-vertical-align="middle" loext:decorative="false"/>
      <style:paragraph-properties style:writing-mode="lr-tb"/>
    </style:style>
    <style:style style:name="gr17" style:family="graphic" style:parent-style-name="objectwithoutfill">
      <style:graphic-properties draw:marker-end="Arrowheads_20_27" draw:marker-end-width="0.3cm" draw:fill="none" draw:textarea-vertical-align="middle" loext:decorative="false"/>
      <style:paragraph-properties style:writing-mode="lr-tb"/>
    </style:style>
    <style:style style:name="gr18" style:family="graphic" style:parent-style-name="objectwithoutfill">
      <style:graphic-properties draw:marker-end="Arrowheads_20_30" draw:marker-end-width="0.3cm" draw:fill="none" draw:textarea-vertical-align="middle" loext:decorative="false"/>
      <style:paragraph-properties style:writing-mode="lr-tb"/>
    </style:style>
    <style:style style:name="gr19" style:family="graphic" style:parent-style-name="objectwithoutfill">
      <style:graphic-properties draw:marker-end="Arrowheads_20_31" draw:marker-end-width="0.3cm" draw:fill="none" draw:textarea-vertical-align="middle" loext:decorative="false"/>
      <style:paragraph-properties style:writing-mode="lr-tb"/>
    </style:style>
    <style:style style:name="gr20" style:family="graphic" style:parent-style-name="objectwithoutfill">
      <style:graphic-properties draw:marker-end="Arrowheads_20_32" draw:marker-end-width="0.3cm" draw:fill="none" draw:textarea-vertical-align="middle" loext:decorative="false"/>
      <style:paragraph-properties style:writing-mode="lr-tb"/>
    </style:style>
    <style:style style:name="gr21" style:family="graphic" style:parent-style-name="objectwithoutfill">
      <style:graphic-properties draw:marker-end="Arrowheads_20_35" draw:marker-end-width="0.3cm" draw:fill="none" draw:textarea-vertical-align="middle" loext:decorative="false"/>
      <style:paragraph-properties style:writing-mode="lr-tb"/>
    </style:style>
    <style:style style:name="gr22" style:family="graphic" style:parent-style-name="objectwithoutfill">
      <style:graphic-properties draw:marker-end="Arrowheads_20_36" draw:marker-end-width="0.3cm" draw:fill="none" draw:textarea-vertical-align="middle" loext:decorative="false"/>
      <style:paragraph-properties style:writing-mode="lr-tb"/>
    </style:style>
    <style:style style:name="gr23" style:family="graphic" style:parent-style-name="objectwithoutfill">
      <style:graphic-properties draw:marker-end="Arrowheads_20_37" draw:marker-end-width="0.3cm" draw:fill="none" draw:textarea-vertical-align="middle" loext:decorative="false"/>
      <style:paragraph-properties style:writing-mode="lr-tb"/>
    </style:style>
    <style:style style:name="gr24" style:family="graphic" style:parent-style-name="objectwithoutfill">
      <style:graphic-properties draw:marker-end="Arrowheads_20_38" draw:marker-end-width="0.3cm" draw:fill="none" draw:textarea-vertical-align="middle" loext:decorative="false"/>
      <style:paragraph-properties style:writing-mode="lr-tb"/>
    </style:style>
    <style:style style:name="gr25" style:family="graphic" style:parent-style-name="objectwithoutfill">
      <style:graphic-properties draw:marker-end="Arrowheads_20_39" draw:marker-end-width="0.3cm" draw:fill="none" draw:textarea-vertical-align="middle" loext:decorative="false"/>
      <style:paragraph-properties style:writing-mode="lr-tb"/>
    </style:style>
    <style:style style:name="gr26" style:family="graphic" style:parent-style-name="objectwithoutfill">
      <style:graphic-properties draw:marker-end="Arrowheads_20_40" draw:marker-end-width="0.3cm" draw:fill="none" draw:textarea-vertical-align="middle" loext:decorative="false"/>
      <style:paragraph-properties style:writing-mode="lr-tb"/>
    </style:style>
    <style:style style:name="gr27" style:family="graphic" style:parent-style-name="objectwithoutfill">
      <style:graphic-properties draw:marker-end="Arrowheads_20_41" draw:marker-end-width="0.3cm" draw:fill="none" draw:textarea-vertical-align="middle" loext:decorative="false"/>
      <style:paragraph-properties style:writing-mode="lr-tb"/>
    </style:style>
    <style:style style:name="gr28" style:family="graphic" style:parent-style-name="objectwithoutfill">
      <style:graphic-properties draw:marker-end="Arrowheads_20_42" draw:marker-end-width="0.3cm" draw:fill="none" draw:textarea-vertical-align="middle" loext:decorative="false"/>
      <style:paragraph-properties style:writing-mode="lr-tb"/>
    </style:style>
    <style:style style:name="gr29" style:family="graphic" style:parent-style-name="objectwithoutfill">
      <style:graphic-properties draw:marker-end="Arrowheads_20_44" draw:marker-end-width="0.3cm" draw:fill="none" draw:textarea-vertical-align="middle" loext:decorative="false"/>
      <style:paragraph-properties style:writing-mode="lr-tb"/>
    </style:style>
    <style:style style:name="gr30" style:family="graphic" style:parent-style-name="objectwithoutfill">
      <style:graphic-properties draw:marker-end="Arrowheads_20_45" draw:marker-end-width="0.3cm" draw:fill="none" draw:textarea-vertical-align="middle" loext:decorative="false"/>
      <style:paragraph-properties style:writing-mode="lr-tb"/>
    </style:style>
    <style:style style:name="gr31" style:family="graphic" style:parent-style-name="objectwithoutfill">
      <style:graphic-properties draw:marker-end="Arrowheads_20_47" draw:marker-end-width="0.3cm" draw:fill="none" draw:textarea-vertical-align="middle" loext:decorative="false"/>
      <style:paragraph-properties style:writing-mode="lr-tb"/>
    </style:style>
    <style:style style:name="gr32" style:family="graphic" style:parent-style-name="objectwithoutfill">
      <style:graphic-properties draw:marker-end="Arrowheads_20_48" draw:marker-end-width="0.3cm" draw:fill="none" draw:textarea-vertical-align="middle" loext:decorative="false"/>
      <style:paragraph-properties style:writing-mode="lr-tb"/>
    </style:style>
    <style:style style:name="gr33" style:family="graphic" style:parent-style-name="objectwithoutfill">
      <style:graphic-properties draw:marker-end="Arrowheads_20_50" draw:marker-end-width="0.3cm" draw:fill="none" draw:textarea-vertical-align="middle" loext:decorative="false"/>
      <style:paragraph-properties style:writing-mode="lr-tb"/>
    </style:style>
    <style:style style:name="gr34" style:family="graphic" style:parent-style-name="objectwithoutfill">
      <style:graphic-properties draw:marker-end="Arrowheads_20_52" draw:marker-end-width="0.3cm" draw:fill="none" draw:textarea-vertical-align="middle" loext:decorative="false"/>
      <style:paragraph-properties style:writing-mode="lr-tb"/>
    </style:style>
    <style:style style:name="gr35" style:family="graphic" style:parent-style-name="objectwithoutfill">
      <style:graphic-properties draw:marker-end="Arrowheads_20_53" draw:marker-end-width="0.3cm" draw:fill="none" draw:textarea-vertical-align="middle" loext:decorative="false"/>
      <style:paragraph-properties style:writing-mode="lr-tb"/>
    </style:style>
    <style:style style:name="P1" style:family="paragraph">
      <style:paragraph-properties fo:text-align="center"/>
      <style:text-properties fo:font-weight="normal"/>
    </style:style>
    <style:style style:name="P2" style:family="paragraph">
      <loext:graphic-properties draw:fill-color="#ffdbb6"/>
      <style:paragraph-properties fo:text-align="center"/>
      <style:text-properties fo:font-size="12pt" fo:font-weight="normal" style:font-size-asian="12pt" style:font-size-complex="12pt"/>
    </style:style>
    <style:style style:name="P3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>
      <loext:graphic-properties draw:fill-color="#ffdbb6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ffdbb6"/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2pt" fo:font-weight="normal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cm" svg:height="2cm" svg:x="15.25cm" svg:y="17.25cm">
          <text:p text:style-name="P1"><text:span text:style-name="T1">Operating System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8" draw:id="id8" draw:layer="layout" svg:width="5cm" svg:height="2cm" svg:x="32.5cm" svg:y="18.75cm">
          <text:p text:style-name="P3"><text:span text:style-name="T2">Instruction Se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6" xml:id="id20" draw:id="id20" draw:layer="layout" svg:width="5cm" svg:height="2cm" svg:x="14.75cm" svg:y="14cm">
          <text:p text:style-name="P5"><text:span text:style-name="T2">Word</text:span> <text:span text:style-name="T2">S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5cm" svg:height="2cm" svg:x="16.25cm" svg:y="6cm">
          <text:p text:style-name="P7">Memory Address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5cm" svg:height="2cm" svg:x="35.25cm" svg:y="15.5cm">
          <text:p text:style-name="P3"><text:span text:style-name="T2">Data Represen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5cm" svg:height="2cm" svg:x="17.75cm" svg:y="11.25cm">
          <text:p text:style-name="P7">Computer Architectu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7" draw:id="id7" draw:layer="layout" svg:width="5cm" svg:height="2cm" svg:x="3.5cm" svg:y="23.25cm">
          <text:p text:style-name="P3"><text:span text:style-name="T2">Control Flo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5" draw:id="id5" draw:layer="layout" svg:width="5cm" svg:height="2cm" svg:x="27cm" svg:y="8cm">
          <text:p text:style-name="P3"><text:span text:style-name="T2">Ca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5" draw:id="id15" draw:layer="layout" svg:width="5cm" svg:height="2cm" svg:x="36.25cm" svg:y="11.75cm">
          <text:p text:style-name="P3"><text:span text:style-name="T2">Loca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16" draw:id="id16" draw:layer="layout" svg:width="5cm" svg:height="2cm" svg:x="16.5cm" svg:y="23.75cm">
          <text:p text:style-name="P5"><text:span text:style-name="T2">Language Leve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2" draw:id="id2" draw:layer="layout" svg:width="5cm" svg:height="2cm" svg:x="9.25cm" svg:y="14.25cm">
          <text:p text:style-name="P5"><text:span text:style-name="T2">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6" draw:id="id6" draw:layer="layout" svg:width="5cm" svg:height="2cm" svg:x="2cm" svg:y="16.25cm">
          <text:p text:style-name="P5"><text:span text:style-name="T2">Concurrenc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8" draw:id="id18" draw:layer="layout" svg:width="5cm" svg:height="2cm" svg:x="3.75cm" svg:y="8.5cm">
          <text:p text:style-name="P3"><text:span text:style-name="T2">Scalability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9" draw:layer="layout" draw:type="line" svg:x1="15.25cm" svg:y1="18.25cm" svg:x2="14.25cm" svg:y2="15.25cm" draw:start-shape="id1" draw:end-shape="id2" svg:d="M15250 18250l-1000-3000" svg:viewBox="0 0 1001 3001">
          <text:p text:style-name="P8">defines</text:p>
        </draw:connector>
        <draw:custom-shape draw:style-name="gr1" draw:text-style-name="P2" xml:id="id3" draw:id="id3" draw:layer="layout" svg:width="5cm" svg:height="2cm" svg:x="25cm" svg:y="16cm">
          <text:p text:style-name="P7">Hardware compon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1" draw:layer="layout" draw:type="line" svg:x1="20.25cm" svg:y1="18.25cm" svg:x2="25cm" svg:y2="17cm" draw:start-shape="id1" draw:end-shape="id3" svg:d="M20250 18250l4750-1250" svg:viewBox="0 0 4751 1251">
          <text:p text:style-name="P10"><text:span text:style-name="T3">orchestrates</text:span></text:p>
        </draw:connector>
        <draw:connector draw:style-name="gr4" draw:text-style-name="P11" draw:layer="layout" draw:type="line" svg:x1="22.75cm" svg:y1="12.25cm" svg:x2="25cm" svg:y2="17cm" draw:start-shape="id4" draw:end-shape="id3" svg:d="M22750 12250l2250 4750" svg:viewBox="0 0 2251 4751">
          <text:p text:style-name="P10"><text:span text:style-name="T3">informs</text:span></text:p>
        </draw:connector>
        <draw:connector draw:style-name="gr5" draw:text-style-name="P11" draw:layer="layout" draw:type="line" svg:x1="20.25cm" svg:y1="13.25cm" svg:x2="20.25cm" svg:y2="18.25cm" draw:start-shape="id4" draw:end-shape="id1" svg:d="M20250 13250v5000" svg:viewBox="0 0 1 5001">
          <text:p text:style-name="P10"><text:span text:style-name="T3">informs</text:span></text:p>
        </draw:connector>
        <draw:connector draw:style-name="gr6" draw:text-style-name="P9" draw:layer="layout" draw:type="line" svg:x1="27.5cm" svg:y1="16cm" svg:x2="27cm" svg:y2="9cm" draw:start-shape="id3" draw:end-shape="id5" svg:d="M27500 16000l-500-7000" svg:viewBox="0 0 501 7001">
          <text:p text:style-name="P8">implements</text:p>
        </draw:connector>
        <draw:connector draw:style-name="gr7" draw:text-style-name="P9" draw:layer="layout" draw:type="line" svg:x1="22.75cm" svg:y1="12.25cm" svg:x2="27cm" svg:y2="9cm" draw:start-shape="id4" draw:end-shape="id5" svg:d="M22750 12250l4250-3250" svg:viewBox="0 0 4251 3251">
          <text:p text:style-name="P8">defines</text:p>
        </draw:connector>
        <draw:connector draw:style-name="gr8" draw:text-style-name="P9" draw:layer="layout" draw:type="line" svg:x1="9.982cm" svg:y1="14.543cm" svg:x2="7cm" svg:y2="17.25cm" draw:start-shape="id2" draw:start-glue-point="5" draw:end-shape="id6" svg:d="M9982 14543l-2982 2707" svg:viewBox="0 0 2983 2708">
          <text:p text:style-name="P8">enables</text:p>
        </draw:connector>
        <draw:connector draw:style-name="gr9" draw:text-style-name="P9" draw:layer="layout" draw:type="line" svg:x1="4.5cm" svg:y1="18.25cm" svg:x2="6cm" svg:y2="23.25cm" draw:start-shape="id6" draw:end-shape="id7" svg:d="M4500 18250l1500 5000" svg:viewBox="0 0 1501 5001">
          <text:p text:style-name="P8">complicates</text:p>
        </draw:connector>
        <draw:connector draw:style-name="gr10" draw:text-style-name="P9" draw:layer="layout" draw:type="line" svg:x1="32.5cm" svg:y1="19.75cm" svg:x2="30cm" svg:y2="17cm" draw:start-shape="id8" draw:end-shape="id3" svg:d="M32500 19750l-2500-2750" svg:viewBox="0 0 2501 2751">
          <text:p text:style-name="P8">controls</text:p>
        </draw:connector>
        <draw:custom-shape draw:style-name="gr1" draw:text-style-name="P4" xml:id="id9" draw:id="id9" draw:layer="layout" svg:width="5cm" svg:height="2cm" svg:x="35cm" svg:y="22cm">
          <text:p text:style-name="P3"><text:span text:style-name="T2">Machine 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9" draw:layer="layout" draw:type="line" svg:x1="37.5cm" svg:y1="22cm" svg:x2="37.5cm" svg:y2="19.75cm" draw:start-shape="id9" draw:end-shape="id8" svg:d="M37500 22000v-2250" svg:viewBox="0 0 1 2251">
          <text:p text:style-name="P8">implements</text:p>
        </draw:connector>
        <draw:custom-shape draw:style-name="gr1" draw:text-style-name="P4" xml:id="id10" draw:id="id10" draw:layer="layout" svg:width="5cm" svg:height="2cm" svg:x="24.75cm" svg:y="20.75cm">
          <text:p text:style-name="P3">C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9" draw:layer="layout" draw:type="line" svg:x1="20.25cm" svg:y1="18.25cm" svg:x2="24.75cm" svg:y2="21.75cm" draw:start-shape="id1" draw:end-shape="id10" svg:d="M20250 18250l4500 3500" svg:viewBox="0 0 4501 3501">
          <text:p text:style-name="P8">Written in</text:p>
        </draw:connector>
        <draw:connector draw:style-name="gr13" draw:text-style-name="P9" draw:layer="layout" draw:type="line" svg:x1="29.75cm" svg:y1="21.75cm" svg:x2="35cm" svg:y2="23cm" draw:start-shape="id10" draw:start-glue-point="10" draw:end-shape="id9" svg:d="M29750 21750l5250 1250" svg:viewBox="0 0 5251 1251">
          <text:p text:style-name="P8">Compiled to</text:p>
        </draw:connector>
        <draw:custom-shape draw:style-name="gr1" draw:text-style-name="P4" xml:id="id11" draw:id="id11" draw:layer="layout" svg:width="5cm" svg:height="2cm" svg:x="24.25cm" svg:y="24.25cm">
          <text:p text:style-name="P3">Higher level languag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29.25cm" svg:y1="25.25cm" svg:x2="35cm" svg:y2="23cm" draw:start-shape="id11" draw:end-shape="id9" svg:d="M29250 25250l5750-2250" svg:viewBox="0 0 5751 2251">
          <text:p text:style-name="P8">Compiled to</text:p>
        </draw:connector>
        <draw:connector draw:style-name="gr15" draw:text-style-name="P9" draw:layer="layout" draw:type="line" svg:x1="26.75cm" svg:y1="24.25cm" svg:x2="27.25cm" svg:y2="22.75cm" draw:start-shape="id11" draw:end-shape="id10" svg:d="M26750 24250l500-1500" svg:viewBox="0 0 501 1501">
          <text:p text:style-name="P8">Compiles via</text:p>
        </draw:connector>
        <draw:custom-shape draw:style-name="gr1" draw:text-style-name="P4" xml:id="id12" draw:id="id12" draw:layer="layout" svg:width="5cm" svg:height="2cm" svg:x="21.25cm" svg:y="3.5cm">
          <text:p text:style-name="P3">Pages / block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9" draw:layer="layout" draw:type="line" svg:x1="27cm" svg:y1="9cm" svg:x2="26.25cm" svg:y2="4.5cm" draw:start-shape="id5" draw:end-shape="id12" draw:end-glue-point="1" svg:d="M27000 9000l-750-4500" svg:viewBox="0 0 751 4501">
          <text:p text:style-name="P8">caches</text:p>
        </draw:connector>
        <draw:connector draw:style-name="gr17" draw:text-style-name="P9" draw:layer="layout" draw:type="line" svg:x1="25.518cm" svg:y1="5.207cm" svg:x2="21.25cm" svg:y2="7cm" draw:start-shape="id12" draw:start-glue-point="9" draw:end-shape="id13" svg:d="M25518 5207l-4268 1793" svg:viewBox="0 0 4269 1794">
          <text:p text:style-name="P8">Groups</text:p>
        </draw:connector>
        <draw:custom-shape draw:style-name="gr1" draw:text-style-name="P2" xml:id="id14" draw:id="id14" draw:layer="layout" svg:width="5cm" svg:height="2cm" svg:x="28.5cm" svg:y="13cm">
          <text:p text:style-name="P7">Mem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9" draw:layer="layout" draw:type="line" svg:x1="21.25cm" svg:y1="7cm" svg:x2="28.5cm" svg:y2="14cm" draw:start-shape="id13" draw:end-shape="id14" svg:d="M21250 7000l7250 7000" svg:viewBox="0 0 7251 7001">
          <text:p text:style-name="P8">addresses</text:p>
        </draw:connector>
        <draw:connector draw:style-name="gr19" draw:text-style-name="P9" draw:layer="layout" draw:type="line" svg:x1="31cm" svg:y1="15cm" svg:x2="30cm" svg:y2="17cm" draw:start-shape="id14" draw:end-shape="id3" svg:d="M31000 15000l-1000 2000" svg:viewBox="0 0 1001 2001">
          <text:p text:style-name="P8">Is a</text:p>
        </draw:connector>
        <draw:connector draw:style-name="gr20" draw:text-style-name="P9" draw:layer="layout" draw:type="line" svg:x1="29.5cm" svg:y1="10cm" svg:x2="31cm" svg:y2="13cm" draw:start-shape="id5" draw:end-shape="id14" draw:end-glue-point="0" svg:d="M29500 10000l1500 3000" svg:viewBox="0 0 1501 3001">
          <text:p text:style-name="P8">caches</text:p>
        </draw:connector>
        <draw:connector draw:style-name="gr21" draw:text-style-name="P9" draw:layer="layout" draw:type="line" svg:x1="29.75cm" svg:y1="21.75cm" svg:x2="36.25cm" svg:y2="12.75cm" draw:start-shape="id10" draw:end-shape="id15" svg:d="M29750 21750l6500-9000" svg:viewBox="0 0 6501 9001">
          <text:p text:style-name="P8">Good<text:line-break/>code<text:line-break/>has</text:p>
        </draw:connector>
        <draw:connector draw:style-name="gr22" draw:text-style-name="P9" draw:layer="layout" draw:type="line" svg:x1="32cm" svg:y1="9cm" svg:x2="36.25cm" svg:y2="12.75cm" draw:start-shape="id5" draw:end-shape="id15" svg:d="M32000 9000l4250 3750" svg:viewBox="0 0 4251 3751">
          <text:p text:style-name="P8">exploits</text:p>
        </draw:connector>
        <draw:connector draw:style-name="gr23" draw:text-style-name="P9" draw:layer="layout" draw:type="line" svg:x1="20.768cm" svg:y1="25.457cm" svg:x2="24.25cm" svg:y2="25.25cm" draw:start-shape="id16" draw:start-glue-point="9" draw:end-shape="id11" draw:end-glue-point="6" svg:d="M20768 25457l3482-207" svg:viewBox="0 0 3483 208">
          <text:p text:style-name="P8">More<text:line-break/>abstract</text:p>
        </draw:connector>
        <draw:connector draw:style-name="gr24" draw:text-style-name="P9" draw:layer="layout" draw:type="line" svg:x1="20.768cm" svg:y1="24.043cm" svg:x2="24.75cm" svg:y2="21.75cm" draw:start-shape="id16" draw:start-glue-point="11" draw:end-shape="id10" svg:d="M20768 24043l3982-2293" svg:viewBox="0 0 3983 2294">
          <text:p text:style-name="P8">More<text:line-break/>specific</text:p>
        </draw:connector>
        <draw:custom-shape draw:style-name="gr1" draw:text-style-name="P2" xml:id="id17" draw:id="id17" draw:layer="layout" svg:width="5cm" svg:height="2cm" svg:x="9cm" svg:y="24.75cm">
          <text:p text:style-name="P7">Laye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9" draw:layer="layout" draw:type="line" svg:x1="14cm" svg:y1="25.75cm" svg:x2="16.5cm" svg:y2="24.75cm" draw:start-shape="id17" draw:end-shape="id16" draw:end-glue-point="6" svg:d="M14000 25750l2500-1000" svg:viewBox="0 0 2501 1001">
          <text:p text:style-name="P8">Example of</text:p>
        </draw:connector>
        <draw:connector draw:style-name="gr26" draw:text-style-name="P9" draw:layer="layout" draw:type="line" svg:x1="27cm" svg:y1="9cm" svg:x2="8.75cm" svg:y2="9.5cm" draw:start-shape="id5" draw:start-glue-point="6" draw:end-shape="id18" svg:d="M27000 9000l-18250 500" svg:viewBox="0 0 18251 501">
          <text:p text:style-name="P8">supports</text:p>
        </draw:connector>
        <draw:connector draw:style-name="gr27" draw:text-style-name="P9" draw:layer="layout" draw:type="line" svg:x1="4.5cm" svg:y1="16.25cm" svg:x2="6.25cm" svg:y2="10.5cm" draw:start-shape="id6" draw:end-shape="id18" draw:end-glue-point="8" svg:d="M4500 16250l1750-5750" svg:viewBox="0 0 1751 5751">
          <text:p text:style-name="P8">supports</text:p>
        </draw:connector>
        <draw:connector draw:style-name="gr28" draw:text-style-name="P9" draw:layer="layout" draw:type="line" svg:x1="8.5cm" svg:y1="24.25cm" svg:x2="24.75cm" svg:y2="21.75cm" draw:start-shape="id7" draw:end-shape="id10" svg:d="M8500 24250l16250-2500" svg:viewBox="0 0 16251 2501">
          <text:p text:style-name="P8">Implemented by users</text:p>
        </draw:connector>
        <draw:custom-shape draw:style-name="gr1" draw:text-style-name="P2" xml:id="id19" draw:id="id19" draw:layer="layout" svg:width="5cm" svg:height="2cm" svg:x="9cm" svg:y="19cm">
          <text:p text:style-name="P7">kern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9" draw:layer="layout" draw:type="line" svg:x1="14cm" svg:y1="20cm" svg:x2="15.982cm" svg:y2="18.957cm" draw:start-shape="id19" draw:end-shape="id1" draw:end-glue-point="7" svg:d="M14000 20000l1982-1043" svg:viewBox="0 0 1983 1044">
          <text:p text:style-name="P8">Core of</text:p>
        </draw:connector>
        <draw:connector draw:style-name="gr30" draw:text-style-name="P9" draw:layer="layout" draw:type="line" svg:x1="7.768cm" svg:y1="23.543cm" svg:x2="9cm" svg:y2="20cm" draw:start-shape="id7" draw:start-glue-point="11" draw:end-shape="id19" svg:d="M7768 23543l1232-3543" svg:viewBox="0 0 1233 3544">
          <text:p text:style-name="P8">Sometimes<text:line-break/>runs</text:p>
        </draw:connector>
        <draw:connector draw:style-name="gr31" draw:text-style-name="P9" draw:layer="layout" draw:type="line" svg:x1="9.732cm" svg:y1="25.043cm" svg:x2="17.75cm" svg:y2="19.25cm" draw:start-shape="id17" draw:start-glue-point="5" draw:end-shape="id1" draw:end-glue-point="8" svg:d="M9732 25043l8018-5793" svg:viewBox="0 0 8019 5794">
          <text:p text:style-name="P8">Example of</text:p>
        </draw:connector>
        <draw:connector draw:style-name="gr32" draw:text-style-name="P9" draw:layer="layout" draw:type="line" svg:x1="11.75cm" svg:y1="16.25cm" svg:x2="11.5cm" svg:y2="19cm" draw:start-shape="id2" draw:start-glue-point="8" draw:end-shape="id19" draw:end-glue-point="0" svg:d="M11750 16250l-250 2750" svg:viewBox="0 0 251 2751">
          <text:p text:style-name="P8">Each has<text:line-break/>access to</text:p>
        </draw:connector>
        <draw:connector draw:style-name="gr33" draw:text-style-name="P9" draw:layer="layout" draw:type="line" svg:x1="17.25cm" svg:y1="16cm" svg:x2="17.75cm" svg:y2="17.25cm" draw:start-shape="id20" draw:start-glue-point="8" draw:end-shape="id1" draw:end-glue-point="4" svg:d="M17250 16000l500 1250" svg:viewBox="0 0 501 1251">
          <text:p text:style-name="P8">informs</text:p>
        </draw:connector>
        <draw:connector draw:style-name="gr34" draw:text-style-name="P9" draw:layer="layout" draw:type="line" svg:x1="19.75cm" svg:y1="15cm" svg:x2="25cm" svg:y2="17cm" draw:start-shape="id20" draw:start-glue-point="10" draw:end-shape="id3" svg:d="M19750 15000l5250 2000" svg:viewBox="0 0 5251 2001">
          <text:p text:style-name="P8">sets</text:p>
        </draw:connector>
        <draw:connector draw:style-name="gr35" draw:text-style-name="P9" draw:layer="layout" draw:type="line" svg:x1="15.482cm" svg:y1="14.293cm" svg:x2="16.982cm" svg:y2="7.707cm" draw:start-shape="id20" draw:start-glue-point="5" draw:end-shape="id13" draw:end-glue-point="7" svg:d="M15482 14293l1500-6586" svg:viewBox="0 0 1501 6587">
          <text:p text:style-name="P8">determines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999999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09:01:57.048260892</meta:creation-date>
    <dc:date>2024-09-30T10:21:39.103393657</dc:date>
    <meta:editing-duration>PT4M29S</meta:editing-duration>
    <meta:editing-cycles>1</meta:editing-cycles>
    <meta:document-statistic meta:object-count="55"/>
    <meta:generator>LibreOffice/24.2.6.2$Linux_X86_64 LibreOffice_project/8e9a753d9daaea75c34b417ba1bdf556bf2fc5b3</meta:generator>
  </office:meta>
</office:document-meta>
</file>